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3cm" svg:height="9cm" svg:x="32.293cm" svg:y="13.02cm">
            <draw:object draw:notify-on-update-of-ranges="Arkusz1.A3:Arkusz1.A8 Arkusz1.F2:Arkusz1.F2 Arkusz1.F3:Arkusz1.F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cm" svg:height="9cm" svg:x="32.567cm" svg:y="23.292cm">
            <draw:object draw:notify-on-update-of-ranges="Arkusz1.A3:Arkusz1.A8 Arkusz1.E2:Arkusz1.E2 Arkusz1.E3:Arkusz1.E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cm" svg:height="9cm" svg:x="16.352cm" svg:y="13.967cm">
            <draw:object draw:notify-on-update-of-ranges="Arkusz1.A10:Arkusz1.A16 Arkusz1.F9:Arkusz1.F9 Arkusz1.F10:Arkusz1.F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3cm" svg:height="9cm" svg:x="16.285cm" svg:y="23.979cm">
            <draw:object draw:notify-on-update-of-ranges="Arkusz1.A10:Arkusz1.A16 Arkusz1.E9:Arkusz1.E9 Arkusz1.E10:Arkusz1.E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3cm" svg:height="9cm" svg:x="2.121cm" svg:y="14.036cm">
            <draw:object draw:notify-on-update-of-ranges="Arkusz1.A19:Arkusz1.A25 Arkusz1.F18:Arkusz1.F18 Arkusz1.F19:Arkusz1.F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3cm" svg:height="9cm" svg:x="2.05cm" svg:y="24.144cm">
            <draw:object draw:notify-on-update-of-ranges="Arkusz1.A18:Arkusz1.A18 Arkusz1.A19:Arkusz1.A25 Arkusz1.E18:Arkusz1.E18 Arkusz1.E19:Arkusz1.E2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torn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[kHz]</text:p>
          </table:table-cell>
          <table:table-cell office:value-type="string" calcext:value-type="string">
            <text:p>in_pp</text:p>
          </table:table-cell>
          <table:table-cell office:value-type="string" calcext:value-type="string">
            <text:p>out_pp</text:p>
          </table:table-cell>
          <table:table-cell office:value-type="string" calcext:value-type="string">
            <text:p>dt[us]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office:value-type="float" office:value="-4" calcext:value-type="float">
            <text:p>-4</text:p>
          </table:table-cell>
          <table:table-cell table:formula="of:=-[.D3]*[.A3]*360*10^(-3)" office:value-type="float" office:value="14.4" calcext:value-type="float">
            <text:p>14,4</text:p>
          </table:table-cell>
          <table:table-cell table:formula="of:=20*LOG([.C3]/[.B3];10)" office:value-type="float" office:value="0.0847410588650926" calcext:value-type="float">
            <text:p>0,08474105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.02" calcext:value-type="float">
            <text:p>1,02</text:p>
          </table:table-cell>
          <table:table-cell table:formula="of:=200*10^(-3)" office:value-type="float" office:value="0.2" calcext:value-type="float">
            <text:p>0,2</text:p>
          </table:table-cell>
          <table:table-cell table:formula="of:=-[.D4]*[.A4]*360*10^(-3)" office:value-type="float" office:value="-7.2" calcext:value-type="float">
            <text:p>-7,2</text:p>
          </table:table-cell>
          <table:table-cell table:formula="of:=20*LOG([.C4]/[.B4];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formula="of:=52*10^(-3)" office:value-type="float" office:value="0.052" calcext:value-type="float">
            <text:p>0,052</text:p>
          </table:table-cell>
          <table:table-cell table:formula="of:=-[.D5]*[.A5]*360*10^(-3)" office:value-type="float" office:value="-18.72" calcext:value-type="float">
            <text:p>-18,72</text:p>
          </table:table-cell>
          <table:table-cell table:formula="of:=20*LOG([.C5]/[.B5];10)" office:value-type="float" office:value="0.251782546160411" calcext:value-type="float">
            <text:p>0,251782546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table:formula="of:=96*10^(-3)" office:value-type="float" office:value="0.096" calcext:value-type="float">
            <text:p>0,096</text:p>
          </table:table-cell>
          <table:table-cell table:formula="of:=-[.D6]*[.A6]*360*10^(-3)" office:value-type="float" office:value="-172.8" calcext:value-type="float">
            <text:p>-172,8</text:p>
          </table:table-cell>
          <table:table-cell table:formula="of:=20*LOG([.C6]/[.B6];10)" office:value-type="float" office:value="0.587675553704193" calcext:value-type="float">
            <text:p>0,587675553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96" calcext:value-type="float">
            <text:p>0,96</text:p>
          </table:table-cell>
          <table:table-cell office:value-type="float" office:value="0.448" calcext:value-type="float">
            <text:p>0,448</text:p>
          </table:table-cell>
          <table:table-cell table:formula="of:=80*10^(-3)" office:value-type="float" office:value="0.08" calcext:value-type="float">
            <text:p>0,08</text:p>
          </table:table-cell>
          <table:table-cell table:formula="of:=-[.D7]*[.A7]*360*10^(-3)" office:value-type="float" office:value="-230.4" calcext:value-type="float">
            <text:p>-230,4</text:p>
          </table:table-cell>
          <table:table-cell table:formula="of:=20*LOG([.C7]/[.B7];10)" office:value-type="float" office:value="-6.61986438082849" calcext:value-type="float">
            <text:p>-6,6198643808</text:p>
          </table:table-cell>
        </table:table-row>
        <table:table-row table:style-name="ro1">
          <table:table-cell office:value-type="string" calcext:value-type="string">
            <text:p>odwracaj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[kHz]</text:p>
          </table:table-cell>
          <table:table-cell office:value-type="string" calcext:value-type="string">
            <text:p>in_pp</text:p>
          </table:table-cell>
          <table:table-cell office:value-type="string" calcext:value-type="string">
            <text:p>out_pp</text:p>
          </table:table-cell>
          <table:table-cell office:value-type="string" calcext:value-type="string">
            <text:p>dt[us]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84" calcext:value-type="float">
            <text:p>4,84</text:p>
          </table:table-cell>
          <table:table-cell office:value-type="float" office:value="10.6" calcext:value-type="float">
            <text:p>10,6</text:p>
          </table:table-cell>
          <table:table-cell office:value-type="float" office:value="-50.4" calcext:value-type="float">
            <text:p>-50,4</text:p>
          </table:table-cell>
          <table:table-cell table:formula="of:=-[.D10]*[.A10]*360*10^(-3)" office:value-type="float" office:value="181.44" calcext:value-type="float">
            <text:p>181,44</text:p>
          </table:table-cell>
          <table:table-cell table:formula="of:=20*LOG([.C10]/[.B10];10)" office:value-type="float" office:value="6.80921007240715" calcext:value-type="float">
            <text:p>6,80921007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92" calcext:value-type="float">
            <text:p>4,92</text:p>
          </table:table-cell>
          <table:table-cell office:value-type="float" office:value="10.6" calcext:value-type="float">
            <text:p>10,6</text:p>
          </table:table-cell>
          <table:table-cell table:formula="of:=-4.84" office:value-type="float" office:value="-4.84" calcext:value-type="float">
            <text:p>-4,84</text:p>
          </table:table-cell>
          <table:table-cell table:formula="of:=-[.D11]*[.A11]*360*10^(-3)" office:value-type="float" office:value="174.24" calcext:value-type="float">
            <text:p>174,24</text:p>
          </table:table-cell>
          <table:table-cell table:formula="of:=20*LOG([.C11]/[.B11];10)" office:value-type="float" office:value="6.6668152499482" calcext:value-type="float">
            <text:p>6,66681524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92" calcext:value-type="float">
            <text:p>4,92</text:p>
          </table:table-cell>
          <table:table-cell office:value-type="float" office:value="10.6" calcext:value-type="float">
            <text:p>10,6</text:p>
          </table:table-cell>
          <table:table-cell office:value-type="float" office:value="-1.8" calcext:value-type="float">
            <text:p>-1,8</text:p>
          </table:table-cell>
          <table:table-cell table:formula="of:=-[.D12]*[.A12]*360*10^(-3)" office:value-type="float" office:value="162" calcext:value-type="float">
            <text:p>162</text:p>
          </table:table-cell>
          <table:table-cell table:formula="of:=20*LOG([.C12]/[.B12];10)" office:value-type="float" office:value="6.6668152499482" calcext:value-type="float">
            <text:p>6,66681524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96" calcext:value-type="float">
            <text:p>4,96</text:p>
          </table:table-cell>
          <table:table-cell office:value-type="float" office:value="9.84" calcext:value-type="float">
            <text:p>9,84</text:p>
          </table:table-cell>
          <table:table-cell table:formula="of:=-792*10^(-3)" office:value-type="float" office:value="-0.792" calcext:value-type="float">
            <text:p>-0,792</text:p>
          </table:table-cell>
          <table:table-cell table:formula="of:=-[.D13]*[.A13]*360*10^(-3)" office:value-type="float" office:value="142.56" calcext:value-type="float">
            <text:p>142,56</text:p>
          </table:table-cell>
          <table:table-cell table:formula="of:=20*LOG([.C13]/[.B13];10)" office:value-type="float" office:value="5.95026843882288" calcext:value-type="float">
            <text:p>5,95026843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08" calcext:value-type="float">
            <text:p>5,08</text:p>
          </table:table-cell>
          <table:table-cell office:value-type="float" office:value="6.48" calcext:value-type="float">
            <text:p>6,48</text:p>
          </table:table-cell>
          <table:table-cell table:formula="of:=-286*10^(-3)" office:value-type="float" office:value="-0.286" calcext:value-type="float">
            <text:p>-0,286</text:p>
          </table:table-cell>
          <table:table-cell table:formula="of:=-[.D14]*[.A14]*360*10^(-3)" office:value-type="float" office:value="102.96" calcext:value-type="float">
            <text:p>102,96</text:p>
          </table:table-cell>
          <table:table-cell table:formula="of:=20*LOG([.C14]/[.B14];10)" office:value-type="float" office:value="2.11422587173348" calcext:value-type="float">
            <text:p>2,11422587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12" calcext:value-type="float">
            <text:p>5,12</text:p>
          </table:table-cell>
          <table:table-cell office:value-type="float" office:value="3.44" calcext:value-type="float">
            <text:p>3,44</text:p>
          </table:table-cell>
          <table:table-cell table:formula="of:=-56*10^(-3)" office:value-type="float" office:value="-0.056" calcext:value-type="float">
            <text:p>-0,056</text:p>
          </table:table-cell>
          <table:table-cell table:formula="of:=-[.D15]*[.A15]*360*10^(-3)" office:value-type="float" office:value="40.32" calcext:value-type="float">
            <text:p>40,32</text:p>
          </table:table-cell>
          <table:table-cell table:formula="of:=20*LOG([.C15]/[.B15];10)" office:value-type="float" office:value="-3.45423036808601" calcext:value-type="float">
            <text:p>-3,45423036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ie odwracaj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[kHz]</text:p>
          </table:table-cell>
          <table:table-cell office:value-type="string" calcext:value-type="string">
            <text:p>in_pp</text:p>
          </table:table-cell>
          <table:table-cell office:value-type="string" calcext:value-type="string">
            <text:p>out_pp</text:p>
          </table:table-cell>
          <table:table-cell office:value-type="string" calcext:value-type="string">
            <text:p>dt[us]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2" calcext:value-type="float">
            <text:p>5,12</text:p>
          </table:table-cell>
          <table:table-cell office:value-type="float" office:value="10.2" calcext:value-type="float">
            <text:p>10,2</text:p>
          </table:table-cell>
          <table:table-cell office:value-type="float" office:value="-10" calcext:value-type="float">
            <text:p>-10</text:p>
          </table:table-cell>
          <table:table-cell table:formula="of:=-[.D19]*[.A19]*360*10^(-3)" office:value-type="float" office:value="36" calcext:value-type="float">
            <text:p>36</text:p>
          </table:table-cell>
          <table:table-cell table:formula="of:=20*LOG([.C19]/[.B19];10)" office:value-type="float" office:value="5.98660421572173" calcext:value-type="float">
            <text:p>5,98660421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16" calcext:value-type="float">
            <text:p>5,16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table:formula="of:=-[.D20]*[.A20]*360*10^(-3)" office:value-type="float" office:value="-7.2" calcext:value-type="float">
            <text:p>-7,2</text:p>
          </table:table-cell>
          <table:table-cell table:formula="of:=20*LOG([.C20]/[.B20];10)" office:value-type="float" office:value="5.91900940269412" calcext:value-type="float">
            <text:p>5,91900940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16" calcext:value-type="float">
            <text:p>5,16</text:p>
          </table:table-cell>
          <table:table-cell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table:formula="of:=-[.D21]*[.A21]*360*10^(-3)" office:value-type="float" office:value="-18" calcext:value-type="float">
            <text:p>-18</text:p>
          </table:table-cell>
          <table:table-cell table:formula="of:=20*LOG([.C21]/[.B21];10)" office:value-type="float" office:value="5.91900940269412" calcext:value-type="float">
            <text:p>5,91900940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16" calcext:value-type="float">
            <text:p>5,16</text:p>
          </table:table-cell>
          <table:table-cell office:value-type="float" office:value="10.5" calcext:value-type="float">
            <text:p>10,5</text:p>
          </table:table-cell>
          <table:table-cell office:value-type="float" office:value="0.132" calcext:value-type="float">
            <text:p>0,132</text:p>
          </table:table-cell>
          <table:table-cell table:formula="of:=-[.D22]*[.A22]*360*10^(-3)" office:value-type="float" office:value="-23.76" calcext:value-type="float">
            <text:p>-23,76</text:p>
          </table:table-cell>
          <table:table-cell table:formula="of:=20*LOG([.C22]/[.B22];10)" office:value-type="float" office:value="6.17079194885453" calcext:value-type="float">
            <text:p>6,170791948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.16" calcext:value-type="float">
            <text:p>5,16</text:p>
          </table:table-cell>
          <table:table-cell office:value-type="float" office:value="8.88" calcext:value-type="float">
            <text:p>8,88</text:p>
          </table:table-cell>
          <table:table-cell office:value-type="float" office:value="0.188" calcext:value-type="float">
            <text:p>0,188</text:p>
          </table:table-cell>
          <table:table-cell table:formula="of:=-[.D23]*[.A23]*360*10^(-3)" office:value-type="float" office:value="-50.76" calcext:value-type="float">
            <text:p>-50,76</text:p>
          </table:table-cell>
          <table:table-cell table:formula="of:=20*LOG([.C23]/[.B23];10)" office:value-type="float" office:value="4.71526528302779" calcext:value-type="float">
            <text:p>4,715265283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5.16" calcext:value-type="float">
            <text:p>5,16</text:p>
          </table:table-cell>
          <table:table-cell office:value-type="float" office:value="6.8" calcext:value-type="float">
            <text:p>6,8</text:p>
          </table:table-cell>
          <table:table-cell office:value-type="float" office:value="0.216" calcext:value-type="float">
            <text:p>0,216</text:p>
          </table:table-cell>
          <table:table-cell table:formula="of:=-[.D24]*[.A24]*360*10^(-3)" office:value-type="float" office:value="-77.76" calcext:value-type="float">
            <text:p>-77,76</text:p>
          </table:table-cell>
          <table:table-cell table:formula="of:=20*LOG([.C24]/[.B24];10)" office:value-type="float" office:value="2.3971842215805" calcext:value-type="float">
            <text:p>2,397184221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.16" calcext:value-type="float">
            <text:p>5,16</text:p>
          </table:table-cell>
          <table:table-cell office:value-type="float" office:value="4.4" calcext:value-type="float">
            <text:p>4,4</text:p>
          </table:table-cell>
          <table:table-cell office:value-type="float" office:value="0.19" calcext:value-type="float">
            <text:p>0,19</text:p>
          </table:table-cell>
          <table:table-cell table:formula="of:=-[.D25]*[.A25]*360*10^(-3)" office:value-type="float" office:value="-102.6" calcext:value-type="float">
            <text:p>-102,6</text:p>
          </table:table-cell>
          <table:table-cell table:formula="of:=20*LOG([.C25]/[.B25];10)" office:value-type="float" office:value="-1.38394050282048" calcext:value-type="float">
            <text:p>-1,3839405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.00.0000</text:date>, <text:time style:data-style-name="N2" text:time-value="11:41:45.33950555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6:25:35.488765987</meta:creation-date>
    <dc:date>2015-03-28T13:04:57.145864624</dc:date>
    <meta:editing-duration>PT3H48M</meta:editing-duration>
    <meta:editing-cycles>9</meta:editing-cycles>
    <meta:generator>LibreOffice/4.2.7.2$Linux_X86_64 LibreOffice_project/420m0$Build-2</meta:generator>
    <meta:document-statistic meta:table-count="1" meta:cell-count="12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9.001cm" xlink:href=".." xlink:type="simple" chart:class="chart:scatter" chart:style-name="ch1">
        <chart:title svg:x="4.494cm" svg:y="0.316cm" chart:style-name="ch2">
          <text:p>Wtórnik Emiterowy</text:p>
        </chart:title>
        <chart:subtitle svg:x="5.318cm" svg:y="1.302cm" chart:style-name="ch3">
          <text:p>wzmocnienie</text:p>
        </chart:subtitle>
        <chart:plot-area chart:style-name="ch4" table:cell-range-address="Arkusz1.A3:Arkusz1.A8 Arkusz1.F2:Arkusz1.F8" chart:data-source-has-labels="row" svg:x="1.29cm" svg:y="2.173cm" svg:width="11.451cm" svg:height="5.648cm">
          <chartooo:coordinate-region svg:x="1.859cm" svg:y="2.403cm" svg:width="10.351cm" svg:height="5.188cm"/>
          <chart:axis chart:dimension="x" chart:name="primary-x" chart:style-name="ch5">
            <chart:title svg:x="6.499cm" svg:y="8.002cm" chart:style-name="ch6">
              <text:p>f[kHz]</text:p>
            </chart:title>
          </chart:axis>
          <chart:axis chart:dimension="y" chart:name="primary-y" chart:style-name="ch7">
            <chart:title svg:x="0.451cm" svg:y="6.166cm" chart:style-name="ch8">
              <text:p>20log|gain| [dB]</text:p>
            </chart:title>
            <chart:grid chart:style-name="ch9" chart:class="major"/>
          </chart:axis>
          <chart:series chart:style-name="ch10" chart:values-cell-range-address="Arkusz1.F3:Arkusz1.F8" chart:label-cell-address="Arkusz1.F2:Arkusz1.F2" chart:class="chart:scatter">
            <chart:domain table:cell-range-address="Arkusz1.A3:Arkusz1.A8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gain</text:p>
                <draw:g>
                  <svg:desc>Arkusz1.F2:Arkusz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A3:Arkusz1.A8</svg:desc>
                </draw:g>
              </table:table-cell>
              <table:table-cell office:value-type="float" office:value="0.0847410588650926">
                <text:p>0.0847410588650926</text:p>
                <draw:g>
                  <svg:desc>Arkusz1.F3:Arkusz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251782546160411">
                <text:p>0.251782546160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587675553704193">
                <text:p>0.587675553704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-6.61986438082849">
                <text:p>-6.61986438082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9.001cm" xlink:href=".." xlink:type="simple" chart:class="chart:scatter" chart:style-name="ch1">
        <chart:title svg:x="4.494cm" svg:y="0.316cm" chart:style-name="ch2">
          <text:p>Wtornik Emiterowy</text:p>
        </chart:title>
        <chart:subtitle svg:x="4.666cm" svg:y="1.302cm" chart:style-name="ch3">
          <text:p>przesunięcie fazowe</text:p>
        </chart:subtitle>
        <chart:plot-area chart:style-name="ch4" table:cell-range-address="Arkusz1.A3:Arkusz1.A8 Arkusz1.E2:Arkusz1.E8" chart:data-source-has-labels="row" svg:x="1.29cm" svg:y="2.173cm" svg:width="11.451cm" svg:height="5.648cm">
          <chartooo:coordinate-region svg:x="2.282cm" svg:y="2.404cm" svg:width="9.928cm" svg:height="5.187cm"/>
          <chart:axis chart:dimension="x" chart:name="primary-x" chart:style-name="ch5">
            <chart:title svg:x="6.446cm" svg:y="8.002cm" chart:style-name="ch6">
              <text:p>f [kHz]</text:p>
            </chart:title>
          </chart:axis>
          <chart:axis chart:dimension="y" chart:name="primary-y" chart:style-name="ch7">
            <chart:title svg:x="0.451cm" svg:y="5.319cm" chart:style-name="ch8">
              <text:p>deg</text:p>
            </chart:title>
            <chart:grid chart:style-name="ch9" chart:class="major"/>
          </chart:axis>
          <chart:series chart:style-name="ch10" chart:values-cell-range-address="Arkusz1.E3:Arkusz1.E8" chart:label-cell-address="Arkusz1.E2:Arkusz1.E2" chart:class="chart:scatter">
            <chart:domain table:cell-range-address="Arkusz1.A3:Arkusz1.A8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deg</text:p>
                <draw:g>
                  <svg:desc>Arkusz1.E2:Arkusz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A3:Arkusz1.A8</svg:desc>
                </draw:g>
              </table:table-cell>
              <table:table-cell office:value-type="float" office:value="14.4">
                <text:p>14.4</text:p>
                <draw:g>
                  <svg:desc>Arkusz1.E3:Arkusz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8.72">
                <text:p>-18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72.8">
                <text:p>-17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-230.4">
                <text:p>-23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9.001cm" xlink:href=".." xlink:type="simple" chart:class="chart:scatter" chart:style-name="ch1">
        <chart:title svg:x="4.441cm" svg:y="0.316cm" chart:style-name="ch2">
          <text:p>Układ Odwracający</text:p>
        </chart:title>
        <chart:subtitle svg:x="5.318cm" svg:y="1.302cm" chart:style-name="ch3">
          <text:p>wzmocnienie</text:p>
        </chart:subtitle>
        <chart:plot-area chart:style-name="ch4" table:cell-range-address="Arkusz1.A10:Arkusz1.A16 Arkusz1.F9:Arkusz1.F16" chart:data-source-has-labels="row" svg:x="1.29cm" svg:y="2.173cm" svg:width="11.451cm" svg:height="5.648cm">
          <chartooo:coordinate-region svg:x="1.859cm" svg:y="2.403cm" svg:width="10.351cm" svg:height="5.188cm"/>
          <chart:axis chart:dimension="x" chart:name="primary-x" chart:style-name="ch5">
            <chart:title svg:x="6.446cm" svg:y="8.002cm" chart:style-name="ch6">
              <text:p>f [kHz]</text:p>
            </chart:title>
          </chart:axis>
          <chart:axis chart:dimension="y" chart:name="primary-y" chart:style-name="ch7">
            <chart:title svg:x="0.451cm" svg:y="6.166cm" chart:style-name="ch8">
              <text:p>20log|gain| [dB]</text:p>
            </chart:title>
            <chart:grid chart:style-name="ch9" chart:class="major"/>
          </chart:axis>
          <chart:series chart:style-name="ch10" chart:values-cell-range-address="Arkusz1.F10:Arkusz1.F16" chart:label-cell-address="Arkusz1.F9:Arkusz1.F9" chart:class="chart:scatter">
            <chart:domain table:cell-range-address="Arkusz1.A10:Arkusz1.A16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gain</text:p>
                <draw:g>
                  <svg:desc>Arkusz1.F9:Arkusz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A10:Arkusz1.A16</svg:desc>
                </draw:g>
              </table:table-cell>
              <table:table-cell office:value-type="float" office:value="6.80921007240715">
                <text:p>6.80921007240715</text:p>
                <draw:g>
                  <svg:desc>Arkusz1.F10:Arkusz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.6668152499482">
                <text:p>6.6668152499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.6668152499482">
                <text:p>6.6668152499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.95026843882288">
                <text:p>5.95026843882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.11422587173348">
                <text:p>2.11422587173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-3.45423036808601">
                <text:p>-3.45423036808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9.001cm" xlink:href=".." xlink:type="simple" chart:class="chart:scatter" chart:style-name="ch1">
        <chart:title svg:x="4.371cm" svg:y="0.316cm" chart:style-name="ch2">
          <text:p>Układ Odwracający </text:p>
        </chart:title>
        <chart:subtitle svg:x="4.666cm" svg:y="1.302cm" chart:style-name="ch3">
          <text:p>przesunięcie fazowe</text:p>
        </chart:subtitle>
        <chart:plot-area chart:style-name="ch4" table:cell-range-address="Arkusz1.A10:Arkusz1.A16 Arkusz1.E9:Arkusz1.E16" chart:data-source-has-labels="row" svg:x="1.29cm" svg:y="2.173cm" svg:width="11.451cm" svg:height="5.648cm">
          <chartooo:coordinate-region svg:x="2.176cm" svg:y="2.403cm" svg:width="10.034cm" svg:height="4.709cm"/>
          <chart:axis chart:dimension="x" chart:name="primary-x" chart:style-name="ch5">
            <chart:title svg:x="6.446cm" svg:y="8.002cm" chart:style-name="ch6">
              <text:p>f [kHz]</text:p>
            </chart:title>
          </chart:axis>
          <chart:axis chart:dimension="y" chart:name="primary-y" chart:style-name="ch7">
            <chart:title svg:x="0.451cm" svg:y="6.166cm" chart:style-name="ch8">
              <text:p>20log|gain| [dB]</text:p>
            </chart:title>
            <chart:grid chart:style-name="ch9" chart:class="major"/>
          </chart:axis>
          <chart:series chart:style-name="ch10" chart:values-cell-range-address="Arkusz1.E10:Arkusz1.E16" chart:label-cell-address="Arkusz1.E9:Arkusz1.E9" chart:class="chart:scatter">
            <chart:domain table:cell-range-address="Arkusz1.A10:Arkusz1.A16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deg</text:p>
                <draw:g>
                  <svg:desc>Arkusz1.E9:Arkusz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A10:Arkusz1.A16</svg:desc>
                </draw:g>
              </table:table-cell>
              <table:table-cell office:value-type="float" office:value="181.44">
                <text:p>181.44</text:p>
                <draw:g>
                  <svg:desc>Arkusz1.E10:Arkusz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74.24">
                <text:p>174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42.56">
                <text:p>142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02.96">
                <text:p>102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0.32">
                <text:p>40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9.001cm" xlink:href=".." xlink:type="simple" chart:class="chart:scatter" chart:style-name="ch1">
        <chart:title svg:x="4.741cm" svg:y="0.316cm" chart:style-name="ch2">
          <text:p>Nie odwracający</text:p>
        </chart:title>
        <chart:subtitle svg:x="5.318cm" svg:y="1.302cm" chart:style-name="ch3">
          <text:p>wzmocnienie</text:p>
        </chart:subtitle>
        <chart:plot-area chart:style-name="ch4" table:cell-range-address="Arkusz1.A19:Arkusz1.A25 Arkusz1.F18:Arkusz1.F25" chart:data-source-has-labels="row" svg:x="1.548cm" svg:y="1.675cm" svg:width="11.017cm" svg:height="6.513cm">
          <chartooo:coordinate-region svg:x="2.117cm" svg:y="1.905cm" svg:width="9.917cm" svg:height="6.053cm"/>
          <chart:axis chart:dimension="x" chart:name="primary-x" chart:style-name="ch5">
            <chart:title svg:x="6.487cm" svg:y="8.369cm" chart:style-name="ch6">
              <text:p>f [kHz]</text:p>
            </chart:title>
          </chart:axis>
          <chart:axis chart:dimension="y" chart:name="primary-y" chart:style-name="ch7">
            <chart:title svg:x="0.709cm" svg:y="5.747cm" chart:style-name="ch8">
              <text:p>20log|gain|</text:p>
            </chart:title>
            <chart:grid chart:style-name="ch9" chart:class="major"/>
          </chart:axis>
          <chart:series chart:style-name="ch10" chart:values-cell-range-address="Arkusz1.F19:Arkusz1.F25" chart:label-cell-address="Arkusz1.F18:Arkusz1.F18" chart:class="chart:scatter">
            <chart:domain table:cell-range-address="Arkusz1.A19:Arkusz1.A25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gain</text:p>
                <draw:g>
                  <svg:desc>Arkusz1.F18:Arkusz1.F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A19:Arkusz1.A25</svg:desc>
                </draw:g>
              </table:table-cell>
              <table:table-cell office:value-type="float" office:value="5.98660421572173">
                <text:p>5.98660421572173</text:p>
                <draw:g>
                  <svg:desc>Arkusz1.F19:Arkusz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.91900940269412">
                <text:p>5.91900940269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5.91900940269412">
                <text:p>5.91900940269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.17079194885453">
                <text:p>6.17079194885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">
                <text:p>750</text:p>
              </table:table-cell>
              <table:table-cell office:value-type="float" office:value="4.71526528302779">
                <text:p>4.71526528302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.3971842215805">
                <text:p>2.3971842215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-1.38394050282048">
                <text:p>-1.383940502820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9.001cm" xlink:href=".." xlink:type="simple" chart:class="chart:scatter" chart:style-name="ch1">
        <chart:title svg:x="4.035cm" svg:y="0.316cm" chart:style-name="ch2">
          <text:p>Układ Nie Odwracający</text:p>
        </chart:title>
        <chart:subtitle svg:x="4.666cm" svg:y="1.302cm" chart:style-name="ch3">
          <text:p>przesunięcie fazowe</text:p>
        </chart:subtitle>
        <chart:plot-area chart:style-name="ch4" table:cell-range-address="Arkusz1.A18:Arkusz1.A25 Arkusz1.E18:Arkusz1.E25" chart:data-source-has-labels="row" svg:x="1.29cm" svg:y="2.173cm" svg:width="11.451cm" svg:height="5.648cm">
          <chartooo:coordinate-region svg:x="2.282cm" svg:y="2.403cm" svg:width="9.928cm" svg:height="5.188cm"/>
          <chart:axis chart:dimension="x" chart:name="primary-x" chart:style-name="ch5">
            <chart:title svg:x="6.446cm" svg:y="8.002cm" chart:style-name="ch6">
              <text:p>f [kHz]</text:p>
            </chart:title>
          </chart:axis>
          <chart:axis chart:dimension="y" chart:name="primary-y" chart:style-name="ch7">
            <chart:title svg:x="0.451cm" svg:y="6.166cm" chart:style-name="ch8">
              <text:p>20log|gain| [dB]</text:p>
            </chart:title>
            <chart:grid chart:style-name="ch9" chart:class="major"/>
          </chart:axis>
          <chart:series chart:style-name="ch10" chart:values-cell-range-address="Arkusz1.E19:Arkusz1.E25" chart:label-cell-address="Arkusz1.E18:Arkusz1.E18" chart:class="chart:scatter">
            <chart:domain table:cell-range-address="Arkusz1.A19:Arkusz1.A25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deg</text:p>
                <draw:g>
                  <svg:desc>Arkusz1.E18:Arkusz1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A19:Arkusz1.A25</svg:desc>
                </draw:g>
              </table:table-cell>
              <table:table-cell office:value-type="float" office:value="36">
                <text:p>36</text:p>
                <draw:g>
                  <svg:desc>Arkusz1.E19:Arkusz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-23.76">
                <text:p>-2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">
                <text:p>750</text:p>
              </table:table-cell>
              <table:table-cell office:value-type="float" office:value="-50.76">
                <text:p>-5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-77.76">
                <text:p>-77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-102.6">
                <text:p>-102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